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paragraph-rsid="001928c7" style:text-blinking="false" fo:background-color="transparent"/>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ef5a0" officeooo:paragraph-rsid="001ef5a0" style:text-blinking="false" fo:background-color="transparent" style:font-weight-asian="normal" style:font-weight-complex="normal"/>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58c38" officeooo:paragraph-rsid="00258c38" style:text-blinking="false" fo:background-color="transparent" style:font-weight-asian="normal" style:font-weight-complex="normal"/>
    </style:style>
    <style:style style:name="P6"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paragraph-rsid="001928c7" style:text-blinking="false" fo:background-color="transparent" style:font-size-asian="13pt" style:font-size-complex="13pt"/>
    </style:style>
    <style:style style:name="P7"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rsid="001928c7" officeooo:paragraph-rsid="001928c7" style:text-blinking="false" fo:background-color="transparent" style:font-size-asian="13pt" style:font-size-complex="13pt"/>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bd2d8" officeooo:paragraph-rsid="001bd2d8" style:text-blinking="false" fo:background-color="transparent"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1ef5a0" style:text-blinking="false" fo:background-color="transparent"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258c38" style:text-blinking="false" fo:background-color="transparent" style:font-weight-asian="normal" style:font-weight-complex="normal"/>
    </style:style>
    <style:style style:name="P11" style:family="paragraph" style:parent-style-name="Standard">
      <style:text-properties fo:font-variant="normal" fo:text-transform="none" fo:color="#000000" style:text-line-through-style="none" style:text-line-through-type="none" fo:font-size="13pt" style:text-underline-style="none" officeooo:paragraph-rsid="001928c7" style:text-blinking="false" fo:background-color="transparent" style:font-size-asian="13pt" style:font-size-complex="13pt"/>
    </style:style>
    <style:style style:name="P12" style:family="paragraph" style:parent-style-name="Standard">
      <style:paragraph-properties fo:text-align="justify" style:justify-single-word="false"/>
      <style:text-properties officeooo:paragraph-rsid="002b72ab"/>
    </style:style>
    <style:style style:name="P13" style:family="paragraph" style:parent-style-name="Standard">
      <style:paragraph-properties fo:text-align="justify" style:justify-single-word="false"/>
      <style:text-properties officeooo:paragraph-rsid="002be307"/>
    </style:style>
    <style:style style:name="P14" style:family="paragraph" style:parent-style-name="Standard">
      <style:paragraph-properties fo:text-align="justify" style:justify-single-word="false"/>
      <style:text-properties officeooo:paragraph-rsid="002e4b0b"/>
    </style:style>
    <style:style style:name="P15" style:family="paragraph" style:parent-style-name="Standard">
      <style:paragraph-properties fo:text-align="justify" style:justify-single-word="false"/>
      <style:text-properties style:font-name="arial" fo:font-size="11pt" officeooo:rsid="002be307" officeooo:paragraph-rsid="002be307" style:font-size-asian="11pt" style:font-size-complex="11pt"/>
    </style:style>
    <style:style style:name="P16" style:family="paragraph" style:parent-style-name="Standard">
      <style:paragraph-properties fo:text-align="justify" style:justify-single-word="false"/>
      <style:text-properties style:font-name="arial" fo:font-size="11pt" officeooo:rsid="002f52d5" officeooo:paragraph-rsid="002e4b0b" style:font-size-asian="11pt" style:font-size-complex="11pt"/>
    </style:style>
    <style:style style:name="P17" style:family="paragraph" style:parent-style-name="Standard">
      <style:paragraph-properties fo:text-align="justify" style:justify-single-word="false"/>
      <style:text-properties officeooo:rsid="0030c5cf" officeooo:paragraph-rsid="0030c5cf"/>
    </style:style>
    <style:style style:name="P18" style:family="paragraph" style:parent-style-name="Standard">
      <style:paragraph-properties fo:text-align="justify" style:justify-single-word="false"/>
      <style:text-properties style:font-name="arial" fo:font-size="11pt" officeooo:rsid="0030c5cf" officeooo:paragraph-rsid="0030c5cf" style:font-size-asian="11pt" style:font-size-complex="11pt"/>
    </style:style>
    <style:style style:name="P19" style:family="paragraph" style:parent-style-name="Standard">
      <style:paragraph-properties fo:text-align="justify" style:justify-single-word="false"/>
      <style:text-properties officeooo:paragraph-rsid="0041b652"/>
    </style:style>
    <style:style style:name="P20" style:family="paragraph" style:parent-style-name="Standard">
      <style:paragraph-properties fo:text-align="justify" style:justify-single-word="false"/>
      <style:text-properties officeooo:paragraph-rsid="0044ad94"/>
    </style:style>
    <style:style style:name="P21" style:family="paragraph" style:parent-style-name="Standard">
      <style:paragraph-properties fo:text-align="justify" style:justify-single-word="false"/>
      <style:text-properties officeooo:paragraph-rsid="00453721"/>
    </style:style>
    <style:style style:name="P22" style:family="paragraph" style:parent-style-name="Standard">
      <style:paragraph-properties fo:text-align="justify" style:justify-single-word="false"/>
      <style:text-properties officeooo:paragraph-rsid="0049e0d4"/>
    </style:style>
    <style:style style:name="P23" style:family="paragraph" style:parent-style-name="Standard">
      <style:paragraph-properties fo:text-align="justify" style:justify-single-word="false"/>
      <style:text-properties officeooo:rsid="004a1eac" officeooo:paragraph-rsid="004a1eac"/>
    </style:style>
    <style:style style:name="T1" style:family="text">
      <style:text-properties officeooo:rsid="001928c7"/>
    </style:style>
    <style:style style:name="T2" style:family="text">
      <style:text-properties officeooo:rsid="001928c7" style:font-weight-asian="bold" style:font-weight-complex="bold"/>
    </style:style>
    <style:style style:name="T3" style:family="text">
      <style:text-properties style:font-name="Arial" fo:font-size="11pt" fo:font-style="normal"/>
    </style:style>
    <style:style style:name="T4" style:family="text">
      <style:text-properties style:font-name="Arial" fo:font-size="11pt" fo:font-style="normal" officeooo:rsid="001d4f8f"/>
    </style:style>
    <style:style style:name="T5" style:family="text">
      <style:text-properties style:font-name="Arial" fo:font-size="11pt" fo:font-style="normal" officeooo:rsid="001ef5a0"/>
    </style:style>
    <style:style style:name="T6" style:family="text">
      <style:text-properties style:font-name="Arial" fo:font-size="11pt" fo:font-style="normal" officeooo:rsid="0020b993"/>
    </style:style>
    <style:style style:name="T7" style:family="text">
      <style:text-properties style:font-name="Arial" fo:font-size="11pt" fo:font-style="normal" officeooo:rsid="0022b329"/>
    </style:style>
    <style:style style:name="T8" style:family="text">
      <style:text-properties style:font-name="Arial" fo:font-size="11pt" fo:font-style="normal" officeooo:rsid="002464d0"/>
    </style:style>
    <style:style style:name="T9" style:family="text">
      <style:text-properties style:font-name="Arial" fo:font-size="11pt" fo:font-style="normal" officeooo:rsid="00258c38"/>
    </style:style>
    <style:style style:name="T10" style:family="text">
      <style:text-properties style:font-name="Arial" fo:font-size="11pt" fo:font-style="normal" officeooo:rsid="002b72ab"/>
    </style:style>
    <style:style style:name="T11" style:family="text">
      <style:text-properties style:font-name="Arial" fo:font-size="11pt" fo:font-style="normal" officeooo:rsid="002be307"/>
    </style:style>
    <style:style style:name="T12" style:family="text">
      <style:text-properties style:font-name="Arial" fo:font-style="normal" fo:font-weight="bold"/>
    </style:style>
    <style:style style:name="T13" style:family="text">
      <style:text-properties style:font-name="Arial" fo:font-style="normal" fo:font-weight="bold" officeooo:rsid="001928c7"/>
    </style:style>
    <style:style style:name="T14" style:family="text">
      <style:text-properties fo:font-size="13pt" style:font-size-asian="13pt" style:font-size-complex="13pt"/>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58c38"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05a0"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9a05a"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8421f"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2a8e2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72ab"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2b329"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1ef5a0"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1d4f8f" style:text-blinking="false" fo:background-color="transparent" loext:char-shading-value="0" style:font-weight-asian="normal" style:font-weight-complex="normal"/>
    </style:style>
    <style:style style:name="T24" style:family="text">
      <style:text-properties style:font-name="arial" fo:font-size="11pt" fo:font-style="normal" officeooo:rsid="002b72ab" style:font-size-asian="11pt" style:font-size-complex="11pt"/>
    </style:style>
    <style:style style:name="T25" style:family="text">
      <style:text-properties style:font-name="arial" fo:font-size="11pt" style:font-size-asian="11pt" style:font-size-complex="11pt"/>
    </style:style>
    <style:style style:name="T26" style:family="text">
      <style:text-properties style:font-name="arial" fo:font-size="11pt" officeooo:rsid="002b72ab" style:font-size-asian="11pt" style:font-size-complex="11pt"/>
    </style:style>
    <style:style style:name="T27" style:family="text">
      <style:text-properties style:font-name="arial" fo:font-size="11pt" officeooo:rsid="002be307" style:font-size-asian="11pt" style:font-size-complex="11pt"/>
    </style:style>
    <style:style style:name="T28" style:family="text">
      <style:text-properties style:font-name="arial" fo:font-size="11pt" officeooo:rsid="002c3d4d" style:font-size-asian="11pt" style:font-size-complex="11pt"/>
    </style:style>
    <style:style style:name="T29" style:family="text">
      <style:text-properties style:font-name="arial" fo:font-size="11pt" officeooo:rsid="002c5725" style:font-size-asian="11pt" style:font-size-complex="11pt"/>
    </style:style>
    <style:style style:name="T30" style:family="text">
      <style:text-properties style:font-name="arial" fo:font-size="11pt" officeooo:rsid="002f52d5" style:font-size-asian="11pt" style:font-size-complex="11pt"/>
    </style:style>
    <style:style style:name="T31" style:family="text">
      <style:text-properties style:font-name="arial" fo:font-size="11pt" officeooo:rsid="00346189" style:font-size-asian="11pt" style:font-size-complex="11pt"/>
    </style:style>
    <style:style style:name="T32" style:family="text">
      <style:text-properties style:font-name="arial" fo:font-size="11pt" officeooo:rsid="0034b257" style:font-size-asian="11pt" style:font-size-complex="11pt"/>
    </style:style>
    <style:style style:name="T33" style:family="text">
      <style:text-properties style:font-name="arial" fo:font-size="11pt" officeooo:rsid="0036e3c0" style:font-size-asian="11pt" style:font-size-complex="11pt"/>
    </style:style>
    <style:style style:name="T34" style:family="text">
      <style:text-properties style:font-name="arial" fo:font-size="11pt" officeooo:rsid="0036fb40" style:font-size-asian="11pt" style:font-size-complex="11pt"/>
    </style:style>
    <style:style style:name="T35" style:family="text">
      <style:text-properties style:font-name="arial" fo:font-size="11pt" officeooo:rsid="00375573" style:font-size-asian="11pt" style:font-size-complex="11pt"/>
    </style:style>
    <style:style style:name="T36" style:family="text">
      <style:text-properties style:font-name="arial" fo:font-size="11pt" officeooo:rsid="003842e2" style:font-size-asian="11pt" style:font-size-complex="11pt"/>
    </style:style>
    <style:style style:name="T37" style:family="text">
      <style:text-properties style:font-name="arial" fo:font-size="11pt" officeooo:rsid="0039f4bd" style:font-size-asian="11pt" style:font-size-complex="11pt"/>
    </style:style>
    <style:style style:name="T38" style:family="text">
      <style:text-properties style:font-name="arial" fo:font-size="11pt" officeooo:rsid="0030c5cf" style:font-size-asian="11pt" style:font-size-complex="11pt"/>
    </style:style>
    <style:style style:name="T39" style:family="text">
      <style:text-properties style:font-name="arial" fo:font-size="11pt" officeooo:rsid="003ba95d" style:font-size-asian="11pt" style:font-size-complex="11pt"/>
    </style:style>
    <style:style style:name="T40" style:family="text">
      <style:text-properties style:font-name="arial" fo:font-size="11pt" officeooo:rsid="003d13d7" style:font-size-asian="11pt" style:font-size-complex="11pt"/>
    </style:style>
    <style:style style:name="T41" style:family="text">
      <style:text-properties style:font-name="arial" fo:font-size="11pt" officeooo:rsid="003deb26" style:font-size-asian="11pt" style:font-size-complex="11pt"/>
    </style:style>
    <style:style style:name="T42" style:family="text">
      <style:text-properties style:font-name="arial" fo:font-size="11pt" officeooo:rsid="0041374d" style:font-size-asian="11pt" style:font-size-complex="11pt"/>
    </style:style>
    <style:style style:name="T43" style:family="text">
      <style:text-properties style:font-name="arial" fo:font-size="11pt" officeooo:rsid="004153e4" style:font-size-asian="11pt" style:font-size-complex="11pt"/>
    </style:style>
    <style:style style:name="T44" style:family="text">
      <style:text-properties style:font-name="arial" fo:font-size="11pt" officeooo:rsid="0041b652" style:font-size-asian="11pt" style:font-size-complex="11pt"/>
    </style:style>
    <style:style style:name="T45" style:family="text">
      <style:text-properties style:font-name="arial" fo:font-size="11pt" officeooo:rsid="00429410" style:font-size-asian="11pt" style:font-size-complex="11pt"/>
    </style:style>
    <style:style style:name="T46" style:family="text">
      <style:text-properties fo:color="#000000" style:font-name="arial" fo:font-size="11pt" style:font-size-asian="11pt" style:font-size-complex="11pt"/>
    </style:style>
    <style:style style:name="T47" style:family="text">
      <style:text-properties fo:color="#000000" style:font-name="arial" fo:font-size="11pt" officeooo:rsid="0041b652" style:font-size-asian="11pt" style:font-size-complex="11pt"/>
    </style:style>
    <style:style style:name="T48" style:family="text">
      <style:text-properties fo:color="#000000" style:font-name="arial" fo:font-size="11pt" officeooo:rsid="0043353c" style:font-size-asian="11pt" style:font-size-complex="11pt"/>
    </style:style>
    <style:style style:name="T49" style:family="text">
      <style:text-properties fo:color="#000000" style:font-name="arial" fo:font-size="11pt" officeooo:rsid="0043b6bf" style:font-size-asian="11pt" style:font-size-complex="11pt"/>
    </style:style>
    <style:style style:name="T50" style:family="text">
      <style:text-properties fo:color="#000000" style:font-name="arial" fo:font-size="11pt" officeooo:rsid="0044ad94" style:font-size-asian="11pt" style:font-size-complex="11pt"/>
    </style:style>
    <style:style style:name="T51" style:family="text">
      <style:text-properties fo:color="#000000" style:font-name="arial" fo:font-size="11pt" officeooo:rsid="0044f9cf" style:font-size-asian="11pt" style:font-size-complex="11pt"/>
    </style:style>
    <style:style style:name="T52" style:family="text">
      <style:text-properties fo:color="#000000" style:font-name="arial" fo:font-size="11pt" officeooo:rsid="00453721" style:font-size-asian="11pt" style:font-size-complex="11pt"/>
    </style:style>
    <style:style style:name="T53" style:family="text">
      <style:text-properties fo:color="#000000" style:font-name="arial" fo:font-size="11pt" officeooo:rsid="0045c50c" style:font-size-asian="11pt" style:font-size-complex="11pt"/>
    </style:style>
    <style:style style:name="T54" style:family="text">
      <style:text-properties fo:color="#000000" style:font-name="arial" fo:font-size="11pt" officeooo:rsid="00468765" style:font-size-asian="11pt" style:font-size-complex="11pt"/>
    </style:style>
    <style:style style:name="T55" style:family="text">
      <style:text-properties fo:color="#000000" style:font-name="arial" fo:font-size="11pt" officeooo:rsid="004834b7" style:font-size-asian="11pt" style:font-size-complex="11pt"/>
    </style:style>
    <style:style style:name="T56" style:family="text">
      <style:text-properties fo:color="#000000" style:font-name="arial" fo:font-size="11pt" officeooo:rsid="00493ac7" style:font-size-asian="11pt" style:font-size-complex="11pt"/>
    </style:style>
    <style:style style:name="T57" style:family="text">
      <style:text-properties fo:color="#000000" style:font-name="arial" fo:font-size="11pt" officeooo:rsid="0049e0d4"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8d2be6b-7fff-b222-d064-83df39385383"/><text:s text:c="54"/></text:p>
      <text:p text:style-name="P1"><text:s text:c="54"/><text:span text:style-name="T14"><text:s/>Πτυχιακή Εργασία </text:span></text:p>
      <text:p text:style-name="P6"><text:tab/><text:tab/><text:tab/><text:tab/> <text:s text:c="9"/><text:span text:style-name="T1">(diploma-thesis)</text:span></text:p>
      <text:p text:style-name="P1"/>
      <text:p text:style-name="P1"/>
      <text:p text:style-name="P7">- Aριθμος Mητροου: 3590</text:p>
      <text:p text:style-name="P6"><text:span text:style-name="T2">- Ονοματεπωνυμο:</text:span> Γιώργος Επταμηνιτάκης</text:p>
      <text:p text:style-name="P11"><text:span text:style-name="T13">- Θεμα: </text:span><text:bookmark text:name="docs-internal-guid-4ae02569-7fff-2c64-6c3c-44422a7b17bb"/>“<text:span text:style-name="T12">Extending the ARTEMIS BGP hijack detection tool to enable <text:s text:c="2"/>automatic configuration and mitigation via Ansible”</text:span></text:p>
      <text:p text:style-name="P1"/>
      <text:p text:style-name="P1"/>
      <text:p text:style-name="P8"><text:span text:style-name="T3">Η συγκεκριμενη πτυχιακη εργασια αποτελειται απο πολλες συνιστωσες, τις οποιες σταδιακα προσπαθουμε να συνδεσουμε-</text:span><text:span text:style-name="T4">συνδυασουμε</text:span><text:span text:style-name="T3"> μεταξυ τους με σκοπο να πετυχουμε το τελικο αποτελεσμα. Γι αυτο το σκοπο χωρισαμε την εκπονηση της πτυχιακης εργασιας σε πολλα σταδια ή αλλιως βηματα.</text:span></text:p>
      <text:p text:style-name="P2"/>
      <text:p text:style-name="P9"><text:span text:style-name="T3">Ενα απο τα αρχικα βηματα ηταν η θεωρητικη προσεγγυση του θεματος της εργασιας με σκοπο το χτυσιμο των θεμελιων πανω στα οποια βασιστησκαμε σε ολη την διαρκεια της εργασιας . <text:s/>Αρχικα εμβαθυναμε στο πρωτοκολλο BGP και για το πως αυτο λειτουργει (σφαιρικη γνωση) . Η ακριβης λειτουργια του πρωτοκωλλου μας βοηθησε στο να καταλαβουμε πως δομειτε το διαδικτυο και πως δυο ή περισσοτερες συσκευες διαφορετικων αυτονομων συστηματων </text:span><text:span text:style-name="T5">(AS)</text:span><text:span text:style-name="T3"> μπορουν να συνδεθουν μεταξυ τους </text:span><text:span text:style-name="T5">με σκοπο</text:span><text:span text:style-name="T3"> να ανταλλαξουν απαραιτητες πληροφοριες </text:span><text:span text:style-name="T5">για το routing. Η γνωση του πρωτοκολλου bgp μας βοηθησε επισης να καταλαβουμε το φαινομενο prefix hijacking και για το πως αυτο μπορει να επιτευχθει απο τους επιτιθεντες (attackers). </text:span></text:p>
      <text:p text:style-name="P4"/>
      <text:p text:style-name="P10"><text:span text:style-name="T5">Για την προσομοιωση μιας επιθεσης που βασιζεται σε prefix hijacking χρειαστηκε να γινουν καποιες απαραιτητες εγκαταστασεις λογισμικου. Μια απο αυτες ηταν η εγκατασταση ενος emulated περιβαλλοντος που ονομαζεται gns3 . Το gns3 μας εδωσε την δυνατοτητα να δημιουργησουμε <text:s text:c="2"/>τοπολογιες δικτυου πανω στις οποιες μπορουσαμε να κανουμε τα πειραματα μας . Μεσα στο περιβαλλον του gns3 εγκαταστησαμε routers πολλαπλων τυπων και κατασκευαστων (cisco, juniper, quagga, κλπ). Επικεντρωθηκαμε στους cisco routers και για το πως αυτοι μπορουσαν να γινουν configure με σκοπο την υποστηριξη του ebgp για επικοινωνια μεταξυ αυτονομων συστηματων. </text:span><text:span text:style-name="T6">Γι ‘ αυτο το σκοπο ανατρεξαμε σε manuals των κατασκευαστριων εταιριων και σημειωσαμε αρχες λειτουργιας, υλοποιησης και παραμετροποιησης(commands) των routers με σκοπο την επιτυχια διασυνδεσης ολων των συνιστωσων της τοπολογιας (routers, switches, hosts, κλπ) μεσω του πρωτοκολλου bgp. </text:span><text:span text:style-name="T7">Αλλο να σημαντικο βημα ηταν η εγκατασταση του artemis .Γι ‘αυτο το σκοπο χρησιμοποιησαμε την γνωστη εφαρμογη V</text:span><text:span text:style-name="T8">irtualBox</text:span><text:span text:style-name="T7"> οπου μεσα σε αυτη στησαμε</text:span><text:span text:style-name="T9"> σαν virtual enviroment</text:span><text:span text:style-name="T7"> το λειτουργικο συστημα linux </text:span><text:span text:style-name="T8">ubuntu 16.04 </text:span><text:span text:style-name="T7">de</text:span><text:span text:style-name="T8">sktop </text:span><text:span text:style-name="T9">και στην συνεχεια <text:s/>με- σα σ’ αυτο προχωρησαμε στην εγκατασταση του artemis. </text:span></text:p>
      <text:p text:style-name="P5"/>
      <text:p text:style-name="P13"><text:span text:style-name="T15">Το artemis για να μπορεσει να συλλεξει πληροφορια σχετικα με prefix updates του δικτυου θα πρεπει να εχει ενεργοποιημενες υπηρεσιες που ανηκουν στο πεδιο του monitoring. Μια απο αυτες τις υπηρεσιες σχετιζεται με το exabgp. Το</text:span><text:span text:style-name="T16"> exabgp ειναι ενας container</text:span><text:span text:style-name="T15"> οπου </text:span><text:span text:style-name="T16">μας βοηθαει να</text:span><text:span text:style-name="T15"> συλλεγ</text:span><text:span text:style-name="T16">ουμε</text:span><text:span text:style-name="T15"> πληροφοριες σχετικες με prefix </text:span><text:span text:style-name="T16">που προερχονται απο το τοπικο δικτυο ενος AS συνδεοντας τον με routers του ιδιου αυτονομου συστηματος . Ενα σημαντικο προβλημα που αντιμετωπισαμε ηταν ακριβως αυτη η διασυνδεση </text:span><text:span text:style-name="T17">και η αδυναμια δημιουργιας TCP session</text:span><text:span text:style-name="T16"> του </text:span><text:span text:style-name="T18">artemis</text:span><text:span text:style-name="T16"> </text:span><text:span text:style-name="T18">container</text:span><text:span text:style-name="T16"> exabgp με οποιονδηποτε router της <text:s/>παραγωγης . </text:span><text:span text:style-name="T17">Ηταν χρονοβορο να καταλαβουμε τι λαθος γινοταν ομως τελικα η λυση βρεθηκε. Αυτο που χρειαστηκε ηταν να αυξησουμε </text:span><text:span text:style-name="T19">την μετρικη TTL απο 1 σε 2 μεσα απο το configuration file του εκαστοτε router που συνδεοταν με τον exabgp container </text:span><text:span text:style-name="T20">(πχ </text:span><text:span text:style-name="T10">neighbor 192.168.10.2 ebgp-multihop 2). Αυτη η αλλαγη δεν ειναι προφανης μιας και καποιος περιμενει ενας router που </text:span><text:span text:style-name="T11">συνδεεται</text:span><text:span text:style-name="T10"> απευθειας με καποιον αλλο <text:s/>router να απεχει 1 hop μακρια απο αυτον. Ομως στην περιπτωση μας </text:span><text:span text:style-name="T24">επειδή ο exaBGP είναι πίσω από container, </text:span><text:span text:style-name="T25">το eBGP session δεν είναι 1-hop </text:span><text:span text:style-name="T26">μακρια απο τον</text:span><text:span text:style-name="T25"> router, αλλά 2! . </text:span></text:p>
      <text:p text:style-name="P15"/>
      <text:p text:style-name="P15"/>
      <text:p text:style-name="P15"/>
      <text:p text:style-name="P15"><text:soft-page-break/></text:p>
      <text:p text:style-name="P15"/>
      <text:p text:style-name="P14"><text:span text:style-name="T27">Αφου πετυχαμε την διασυνδεση μεταξυ exabgp container και router προχωρησαμε <text:s/>στην εισαγωγη manual bgp prefix hijacking μεσα στην τοπολογια μας με σκοπο να διαπιστωσουμε εαν το artemis μπορει να το ανιχνευσει. Το bgp prefix hijacking μπορουσε να πραγματοποιηθει με πολλους τροπους . Πρωτος τροπος ηταν η στατικη εισαγωγη στον routing table του attacker του prefix που ηθελε να υποκλεψει (πχ ip route 2.2.1.0 255.255.255.0 2.3.1.2) <text:s/>και επειτα η </text:span><text:span text:style-name="T28">διαφημιση</text:span><text:span text:style-name="T27"> του (</text:span><text:span text:style-name="T28">network 2.2.1.0 mask 255.255.255.0</text:span><text:span text:style-name="T27">) . </text:span><text:span text:style-name="T28">Δευτερος τροπος ηταν η εισαγωγη στον router του επιτιθεμενου ενος επιπροσθετου interface με interface ip ιδια με του prefix που θελει να υποκλεψει </text:span><text:span text:style-name="T27">και επειτα η </text:span><text:span text:style-name="T28">διαφημιση</text:span><text:span text:style-name="T27"> του (</text:span><text:span text:style-name="T28">network 2.2.1.0 mask 255.255.255.0</text:span><text:span text:style-name="T27">). </text:span><text:span text:style-name="T29">Τριτος και ποιο σωστος τροπος ηταν η εισαγωγη </text:span><text:span text:style-name="T28">στον router του επιτιθεμενου </text:span><text:span text:style-name="T29">μιας loopback ip</text:span><text:span text:style-name="T28"> ιδια με του prefix που θελει να υποκλεψει </text:span><text:span text:style-name="T27">και επειτα η </text:span><text:span text:style-name="T28">διαφημιση</text:span><text:span text:style-name="T27"> του (</text:span><text:span text:style-name="T28">network 2.2.1.0 mask 255.255.255.0</text:span><text:span text:style-name="T27">). </text:span><text:span text:style-name="T30">To artemis σε καθε περιπτωση ανιχνευσε με επιτυχια το prefix hijacking.</text:span></text:p>
      <text:p text:style-name="P16"/>
      <text:p text:style-name="P16"/>
      <text:p text:style-name="P17"><text:span text:style-name="T30">Α</text:span><text:span text:style-name="T25">φου πετυχαμε τα παραπανω τα οποια αποτελουν θεμελια για την πορεια της εργασιας προχωρησαμε προς την κατευθυνση του auto configuration μεσω ενος πανισχυρου εργαλιου που τινει να γινει θεσμος και επιτακτικη αναγκη για καθε οργανισμο που δεν ειναι αλλο απο την ansible και ειδικοτερα το network automation τμημα της ansible. </text:span></text:p>
      <text:p text:style-name="P18"/>
      <text:p text:style-name="P21"><text:span text:style-name="T31">Η </text:span><text:span text:style-name="T38">ansible </text:span><text:span text:style-name="T31">περιεχει πολλα modules τα οποια μπορουν να χρησιμοποιηθουν με σκοπο να αναπτυξουμε ταχυτατα μια εφαρμογη χωρις να ξαναγραφουμε κωδικα που ειναι θεμελωδης και συχνος στην χρηση. Η λογικη πισω απο το auto configuration του artemis file </text:span><text:span text:style-name="T32">περιγραφεται ως εξης: Αρχικα το artemis πρεπει να εγκαθιδρυσει μια συνδεση με καθε router που ειναι απευθειας συνδεδεμενο και να τραβιξει το configuration file του εκαστοτε router με σκοπο την καταλληλη επεξεργασια του και την συγχωνευση του με τα αλλα configuration files για να παραχθει το τελικο configuration file του artemis. Για να επιτευχθει αυτη η συνδεση αναμεσα στο artemis και σε καποιον router χρησιμοποιουμε το διασημο προτωκολλο ssh . Πρωτη μας δουλεια ηταν να ενεργοποιησουμε το προτωκολλο ssh σε καθε router. </text:span><text:span text:style-name="T33">Αυτο επιτευχθηκε χρησιμοποιωντας τις καταλληλες εντολες τερματικου του αντιστοιχου router. </text:span><text:span text:style-name="T34">Αφου επιτυχαμε αυτο το κομματι προχωρησαμε στην ομαδοποιηση των host-routers μεσα στον φακελο hosts της ansible . Η ομαδοποιηση εγινε με σκοπο να γνωριζουμε καθε φορα σε τι router os απευθυνομαστε . Για παραδειγμα ολοι οι cisco router περιεχονται στο ιδιο group και εχουν κοινα variables. Τα variables του εκαστοτε group αποτελουν σημαντικο κομματι για την συνεχεια και πρεπει να οριστουν προσεκτικα. </text:span><text:span text:style-name="T35">Ως ansible_connection αναθετουμε το module network_cli . Το module network_cli </text:span><text:span text:style-name="T36"><text:s/>μας βοηθει να τρεξουμε terminal commands σε οποιονδηποτε τυπο router. </text:span><text:span text:style-name="T37">Ως ansible_network_os αναθετουμε το os που τρεχει </text:span><text:span text:style-name="T39">σε </text:span><text:span text:style-name="T37">καθε router (πχ ios, eos, vyos). </text:span><text:span text:style-name="T40">Επισης αναθετουμε και τα διαφορα credentials που ειναι απαραιτητα για την συνδεση στον </text:span><text:span text:style-name="T41">αντιστοιχο</text:span><text:span text:style-name="T40"> router. </text:span><text:span text:style-name="T42">Σ αυτο το σημειο πρεπει να αναφερουμε οτι βασικο στοιχειο της ansible αποτελουν τα playbooks. Τα playbooks ουσιαστικα ειναι αρχεια yaml τα οποια χρησιμοποιει η ansible για καλεσει τα διαφορα modules ή να εκτελεσει <text:s/>python αρχεια. Η αρχιτεκτονικη-σχεδιαση του auto configuration περιεχει 2 βασικα επιπεδα : <text:s/>το main_playbook ως 1o layer και ως 2ο layer τα playbooks που αφορουν τους διαφορους τυπους router </text:span><text:span text:style-name="T43">(ios_playbook, eos_playbook, xxx_playbook, …). </text:span><text:span text:style-name="T44">Βασικ</text:span><text:span text:style-name="T45">η</text:span><text:span text:style-name="T44"> λειτουργι</text:span><text:span text:style-name="T45">α</text:span><text:span text:style-name="T44"> του main_playbook ειναι να κανει include τα tasks απο τα playbooks του 2ου layer </text:span><text:span text:style-name="T42"><text:s/></text:span><text:span text:style-name="T44">αναλογα με την τιμη του </text:span><text:span text:style-name="T47">ansible_network_os στο αντιστοιχο group απο routers. </text:span><text:span text:style-name="T48">Επιμερους λειτουργιες του main_playbook ειναι να διαβαζει σε μια μεταβλητη το json file που περιεχει ολα τα μεταβλητα στοιχεια που πρεπει να οριζει ο administrator, να διαγραφει τα περιεχομενα του json αρχειου που περιεχει ολα τα confguration files που εχουν συλλεχθει απο ολους τους routers και τελος να καλαει τον generator για να παραχθει το artemis configuration file. Βασικη λειτουργια των playbooks του 2ου επιπεδου ειναι να συλλεγουν το configuration file του router με τον οποιο συνδεονται και να το περνανε απο μια διαδικασια parsing με σκοπο να παραξουν πληροφοριες </text:span><text:span text:style-name="T49">(σε μορφη json)</text:span><text:span text:style-name="T48"> που ειναι σχετικες με το πρωτοκολλο BGP και οι οποιες μας ενδιαφερουν στην συνεχεια. </text:span><text:span text:style-name="T50">Για την διαδικασια parsing χρησιμοποιησαμε ενα πολυ χρησιμο φιλτρο που ανηκει στην οικογενεια των </text:span><text:a xlink:type="simple" xlink:href="https://docs.ansible.com/ansible/latest/user_guide/playbooks_filters.html#id26" text:style-name="Internet_20_link" text:visited-style-name="Visited_20_Internet_20_Link">Network CLI filters</text:a><text:span text:style-name="T50"> της ansible και δεν ειναι αλλο απο το parse_cli filter. To parse_cli filter μετατρεπει την εξοδο ενος network device CLI command σε structured JSON output. </text:span><text:span text:style-name="T51">Η δομη του ειναι η εξης : {{ output | parse_cli('path/to/spec') }} . Ουσιαστικα περνει δυο ορισματα 1) <text:s/></text:span><text:span text:style-name="T50">την εξοδο ενος network device CLI </text:span></text:p>
      <text:p text:style-name="P21"><text:span text:style-name="T50"/></text:p>
      <text:p text:style-name="P21"><text:soft-page-break/><text:span text:style-name="T50"/></text:p>
      <text:p text:style-name="P21"><text:span text:style-name="T50"/></text:p>
      <text:p text:style-name="P22"><text:span text:style-name="T50">command </text:span><text:span text:style-name="T51">και 2) το file path προς τον </text:span><text:span text:style-name="T52">parser στον οποιο εχει οριστει η γραμματικη με τα regular expressions </text:span><text:span text:style-name="T51"><text:s/>. </text:span><text:span text:style-name="T53">H γραμματικη οριζεται αναλογα με τον τυπο-os του εκαστοτε router και εμπεριεχεται σε ξεχωριστα αρχεια (ios_parser.yaml, eos_parser.yaml, ….) . </text:span><text:span text:style-name="T54">Για περισσοτερες λεπτομερειες μπορει να ανατρεξει κανεις στο directory parsers οπου εμπεριεχονται ολοι οι parsers που χρησιμοποιουνται απο το parse_cli() filter. </text:span><text:span text:style-name="T55">To parse_cli filter οπως ειπαμε παραγει json εξοδο. Ολες οι json εξοδοι αυτοι αποθηκευονται σε ενα κοινο αρχειο results.json . Τα περιεχομενα αυτου του κοινου αρχειου μπορει να τα χαρακτηρισει κανεις ως μια “στοιβα” απο jsons διοτι η καθε εξοδος απο το parse_cli filter γινεται append στο αρχειο. </text:span><text:span text:style-name="T56">Αφου γινουν ολα τα παραπανω το main_playbook καλει το script conf_generator.py με σκοπο να επεξεργαστει την “στοιβα” απο json που υπαρχει στο results.json αρχειο και να παραξει το artemis configuration file . Περισσοτερες λεπτομερειες μπορει να δει κανεις στο conf_generator.py . </text:span><text:span text:style-name="T57">Αξιζει να σημειωσουμε οτι εχει παραχθει ενα script timer.py οπου ειναι υπευθυνο για την περιοδικη κληση του main_playbook.yaml . Ο timer αυτος ουσιαστικα μας βοηθαει να εντοπιζουμε τυχον αλλαγες που γινονται στην τοπολογια και ετσι να ενημερωνουμε το artemis με τις αλλαγες αυτες. Το artemis configuration file θα πρεπει να ενημερωνεται μονο οταν υπαρχουν ουσιαστικες αλλαγες στην τοπολογια . Γι’ αυτο προσεξαμε να εφαρμοζουμε καταλληλο sorting οταν γραφουμε στο <text:s/>artemis configuration file. Επισης δινουμε την δυνατοτητα στον operator να αλλαζει τα paths των αρχειων και τους ορισμους των monitors μεσα απο το αρχειο admin_config.json (βλεπε <text:s/>admin_config.json ) </text:span><text:span text:style-name="T55"><text:s text:c="2"/></text:span><text:span text:style-name="T54"><text:s/></text:span></text:p>
      <text:p text:style-name="P22"><text:span text:style-name="T54"/></text:p>
      <text:p text:style-name="P22"><text:span text:style-name="T54"/></text:p>
      <text:p text:style-name="P23"><text:span text:style-name="T54">Ε</text:span><text:span text:style-name="T46">πομενο σταδιο της εργασιας αποτελεσε ο mitigation μηχανησμος</text:span></text:p>
      <text:p text:style-name="P20"><text:span text:style-name="T51"/></text:p>
      <text:p text:style-name="P20"><text:span text:style-name="T48"><text:s text:c="5"/></text:span></text:p>
      <text:p text:style-name="P19"><text:span text:style-name="T40"><text:s/></text:span><text:span text:style-name="T37"><text:s/></text:span><text:span text:style-name="T36"><text:s/></text:span><text:span text:style-name="T35"><text:s/></text:span><text:span text:style-name="T34"><text:s text:c="3"/></text:span><text:span text:style-name="T32"><text:s text:c="2"/></text:span><text:span text:style-name="T31"><text:s/></text:span></text:p>
      <text:p text:style-name="P12"><text:span text:style-name="T10"><text:s/></text:span><text:span text:style-name="T20"><text:s/></text:span><text:span text:style-name="T19"><text:s text:c="2"/></text:span><text:span text:style-name="T17"><text:s/></text:span><text:span text:style-name="T16"><text:s text:c="2"/></text:span><text:span text:style-name="T15"><text:s text:c="2"/></text:span><text:span text:style-name="T21"><text:s text:c="2"/></text:span><text:span text:style-name="T22"><text:s text:c="5"/></text:span><text:span text:style-name="T23"><text:s text:c="6"/></text:span></text:p>
      <text:p text:style-name="P3"/>
      <text:p text:style-name="P3"><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34:58.485089857</meta:creation-date>
    <meta:generator>LibreOffice/6.0.7.3$Linux_X86_64 LibreOffice_project/00m0$Build-3</meta:generator>
    <dc:date>2019-06-19T13:24:31.037434043</dc:date>
    <meta:editing-duration>PT2H3M</meta:editing-duration>
    <meta:editing-cycles>40</meta:editing-cycles>
    <meta:document-statistic meta:table-count="0" meta:image-count="0" meta:object-count="0" meta:page-count="3" meta:paragraph-count="19" meta:word-count="1495" meta:character-count="10057" meta:non-whitespace-character-count="8387"/>
  </office:meta>
</office:document-meta>
</file>